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Noto Sans" svg:font-family="'Noto Sans'" style:font-family-generic="swiss"/>
    <style:font-face style:name="Noto Sans Mono" svg:font-family="'Noto Sans Mono'" style:font-family-generic="swiss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Noto Sans Mono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5.006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095cm"/>
          <style:tab-stop style:position="5.009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095cm"/>
          <style:tab-stop style:position="2.491cm"/>
          <style:tab-stop style:position="3.81cm"/>
          <style:tab-stop style:position="6.301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095cm"/>
          <style:tab-stop style:position="2.39cm"/>
          <style:tab-stop style:position="5.006cm"/>
        </style:tab-stops>
      </style:paragraph-properties>
      <style:text-properties style:font-name="Noto Sans Mono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095cm"/>
          <style:tab-stop style:position="2.39cm"/>
          <style:tab-stop style:position="5.009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095cm"/>
          <style:tab-stop style:position="2.39cm"/>
          <style:tab-stop style:position="3.611cm"/>
          <style:tab-stop style:position="6.301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295cm"/>
          <style:tab-stop style:position="2.39cm"/>
          <style:tab-stop style:position="3.411cm"/>
          <style:tab-stop style:position="4.905cm"/>
          <style:tab-stop style:position="6.301cm"/>
        </style:tab-stops>
      </style:paragraph-properties>
      <style:text-properties style:font-name="Noto Sans Mono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295cm"/>
          <style:tab-stop style:position="2.39cm"/>
          <style:tab-stop style:position="3.212cm"/>
          <style:tab-stop style:position="4.009cm"/>
          <style:tab-stop style:position="6.9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295cm"/>
          <style:tab-stop style:position="2.39cm"/>
          <style:tab-stop style:position="3.411cm"/>
          <style:tab-stop style:position="4.911cm" style:leader-style="dotted" style:leader-text="."/>
          <style:tab-stop style:position="6.9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.39cm"/>
          <style:tab-stop style:position="6.301cm"/>
        </style:tab-stops>
      </style:paragraph-properties>
      <style:text-properties style:font-name="Noto Sans Mono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.39cm"/>
          <style:tab-stop style:position="3.411cm"/>
          <style:tab-stop style:position="6.301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.39cm"/>
          <style:tab-stop style:position="6.301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T1" style:family="text">
      <style:text-properties officeooo:rsid="001b89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api.openweathermap.org/data/2.5/onecall?lat=51.2&amp;lon=6.68&amp;lang=de&amp;units=metric&amp;appid=e9795e0ea062e5a6b848c34b35313cb8</text:p>
      <text:p text:style-name="P1"><text:tab/></text:p>
      <text:p text:style-name="P2">lat=<text:tab/>51.2</text:p>
      <text:p text:style-name="P2">lon=<text:tab/><text:span text:style-name="T1">6</text:span>.68</text:p>
      <text:p text:style-name="P2">timezone=<text:tab/>"Europe/Berlin"</text:p>
      <text:p text:style-name="P2">timezone_offset =<text:tab/>7200</text:p>
      <text:p text:style-name="P1"/>
      <text:p text:style-name="P1">current:<text:tab/></text:p>
      <text:p text:style-name="P3"><text:tab/>dt<text:tab/>1622018571</text:p>
      <text:p text:style-name="P3"><text:tab/>sunrise<text:tab/>1621999732</text:p>
      <text:p text:style-name="P3"><text:tab/>sunset<text:tab/>1622057528</text:p>
      <text:p text:style-name="P3"><text:tab/>temp<text:tab/>11.66</text:p>
      <text:p text:style-name="P3"><text:tab/>feels_like<text:tab/>10.79</text:p>
      <text:p text:style-name="P3"><text:tab/>pressure<text:tab/>1012</text:p>
      <text:p text:style-name="P3"><text:tab/>humidity<text:tab/>73</text:p>
      <text:p text:style-name="P3"><text:tab/>dew_point<text:tab/>6.99</text:p>
      <text:p text:style-name="P3"><text:tab/>uvi<text:tab/>3.29</text:p>
      <text:p text:style-name="P3"><text:tab/>clouds<text:tab/>40</text:p>
      <text:p text:style-name="P3"><text:tab/>visibility<text:tab/>10000</text:p>
      <text:p text:style-name="P3"><text:tab/>wind_speed<text:tab/>1.34</text:p>
      <text:p text:style-name="P3"><text:tab/>wind_deg<text:tab/>248</text:p>
      <text:p text:style-name="P3"><text:tab/>wind_gust<text:tab/>1.79</text:p>
      <text:p text:style-name="P1"/>
      <text:p text:style-name="P4"><text:tab/>weather:</text:p>
      <text:p text:style-name="P4"><text:tab/><text:tab/>0:</text:p>
      <text:p text:style-name="P4"><text:tab/><text:tab/><text:tab/>id<text:tab/>802</text:p>
      <text:p text:style-name="P4"><text:tab/><text:tab/><text:tab/>main<text:tab/>"Clouds"</text:p>
      <text:p text:style-name="P4"><text:tab/><text:tab/><text:tab/>description<text:tab/>"Mäßig bewölkt"</text:p>
      <text:p text:style-name="P4"><text:tab/><text:tab/><text:tab/>icon<text:tab/>"03d"</text:p>
      <text:p text:style-name="P1"/>
      <text:p text:style-name="P1">minutely<text:tab/>[…]</text:p>
      <text:p text:style-name="P1">hourly<text:tab/>[…]</text:p>
      <text:p text:style-name="P1"/>
      <text:p text:style-name="P5">daily:</text:p>
      <text:p text:style-name="P5"><text:tab/>0:</text:p>
      <text:p text:style-name="P6"><text:tab/><text:tab/>dt<text:tab/>1622026800</text:p>
      <text:p text:style-name="P6"><text:tab/><text:tab/>sunrise<text:tab/>1621999732</text:p>
      <text:p text:style-name="P6"><text:tab/><text:tab/>sunset<text:tab/>1622057528</text:p>
      <text:p text:style-name="P6"><text:tab/><text:tab/>moonrise<text:tab/>1622058900</text:p>
      <text:p text:style-name="P6"><text:tab/><text:tab/>moonset<text:tab/>1621999620</text:p>
      <text:p text:style-name="P6"><text:tab/><text:tab/>moon_phase<text:tab/>0.5</text:p>
      <text:p text:style-name="P7"><text:tab/><text:tab/>temp:<text:tab/></text:p>
      <text:p text:style-name="P7"><text:tab/><text:tab/><text:tab/>day<text:tab/>11.39</text:p>
      <text:p text:style-name="P7"><text:tab/><text:tab/><text:tab/>min<text:tab/>6.83</text:p>
      <text:p text:style-name="P7"><text:tab/><text:tab/><text:tab/>max<text:tab/>13.03</text:p>
      <text:p text:style-name="P7"><text:tab/><text:tab/><text:tab/>night<text:tab/>9.45</text:p>
      <text:p text:style-name="P7"><text:tab/><text:tab/><text:tab/>eve<text:tab/>11.96</text:p>
      <text:p text:style-name="P7"><text:tab/><text:tab/><text:tab/>morn<text:tab/>8.38</text:p>
      <text:p text:style-name="P7"><text:soft-page-break/><text:tab/><text:tab/><text:tab/><text:tab/>feels_like:<text:tab/></text:p>
      <text:p text:style-name="P7"><text:tab/><text:tab/><text:tab/>day<text:tab/>10.54</text:p>
      <text:p text:style-name="P7"><text:tab/><text:tab/><text:tab/>night<text:tab/>7.1</text:p>
      <text:p text:style-name="P7"><text:tab/><text:tab/><text:tab/>eve<text:tab/>11.27</text:p>
      <text:p text:style-name="P7"><text:tab/><text:tab/><text:tab/>morn<text:tab/>6.27</text:p>
      <text:p text:style-name="P7"><text:tab/><text:tab/></text:p>
      <text:p text:style-name="P7"><text:tab/><text:tab/>pressure<text:tab/>1012</text:p>
      <text:p text:style-name="P7"><text:tab/><text:tab/>humidity<text:tab/>75</text:p>
      <text:p text:style-name="P7"><text:tab/><text:tab/>dew_point<text:tab/>7.12</text:p>
      <text:p text:style-name="P7"><text:tab/><text:tab/>wind_speed<text:tab/>6.59</text:p>
      <text:p text:style-name="P7"><text:tab/><text:tab/>wind_deg<text:tab/>271</text:p>
      <text:p text:style-name="P7"><text:tab/><text:tab/>wind_gust<text:tab/>11.72</text:p>
      <text:p text:style-name="P1"><text:tab/><text:tab/></text:p>
      <text:p text:style-name="P8"><text:tab/><text:tab/>weather:</text:p>
      <text:p text:style-name="P8"><text:tab/><text:tab/><text:tab/>0:</text:p>
      <text:p text:style-name="P9"><text:tab/><text:tab/><text:tab/><text:tab/>id<text:tab/>500</text:p>
      <text:p text:style-name="P9"><text:tab/><text:tab/><text:tab/><text:tab/>main<text:tab/>"Rain"</text:p>
      <text:p text:style-name="P9"><text:tab/><text:tab/><text:tab/><text:tab/>description<text:tab/>"Leichter Regen"</text:p>
      <text:p text:style-name="P9"><text:tab/><text:tab/><text:tab/><text:tab/>icon<text:tab/>"10d"</text:p>
      <text:p text:style-name="P8"><text:tab/><text:tab/><text:tab/><text:tab/></text:p>
      <text:p text:style-name="P10"><text:tab/><text:tab/><text:tab/>clouds<text:tab/><text:tab/>64</text:p>
      <text:p text:style-name="P10"><text:tab/><text:tab/><text:tab/>pop<text:tab/><text:tab/>1</text:p>
      <text:p text:style-name="P10"><text:tab/><text:tab/><text:tab/>rain<text:tab/><text:tab/>3.23</text:p>
      <text:p text:style-name="P10"><text:tab/><text:tab/><text:tab/>uvi<text:tab/><text:tab/>3.29</text:p>
      <text:p text:style-name="P1">1<text:tab/>{…}</text:p>
      <text:p text:style-name="P1"><text:tab/>{…}</text:p>
      <text:p text:style-name="P1">7<text:tab/>{…}</text:p>
      <text:p text:style-name="P1"/>
      <text:p text:style-name="P1">alerts:<text:tab/></text:p>
      <text:p text:style-name="P1"><text:tab/>0:<text:tab/></text:p>
      <text:p text:style-name="P13"><text:tab/>sender_name<text:tab/>Deutscher Wetterdienst"</text:p>
      <text:p text:style-name="P13"><text:tab/>event<text:tab/>"wind gusts"</text:p>
      <text:p text:style-name="P13"><text:tab/>start<text:tab/>1622030400</text:p>
      <text:p text:style-name="P13"><text:tab/>end<text:tab/>1622052000</text:p>
      <text:p text:style-name="P13"><text:tab/>description<text:tab/>"There is a risk of wind gusts (level 1 of 4).\nOccurrence: near showers; Max. gusts: &lt; 60 km/h; Wind direction: south-west then west"</text:p>
      <text:p text:style-name="P11"><text:tab/>tags:</text:p>
      <text:p text:style-name="P12"><text:tab/><text:tab/>0<text:tab/>"Wind"</text:p>
      <text:p text:style-name="P12"><text:tab/><text:tab/>1<text:tab/>"Wind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Noto Sans" svg:font-family="'Noto Sans'" style:font-family-generic="swiss"/>
    <style:font-face style:name="Noto Sans Mono" svg:font-family="'Noto Sans Mono'" style:font-family-generic="swiss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hard Carl</meta:initial-creator>
    <meta:creation-date>2021-05-26T12:53:12.549444609</meta:creation-date>
    <meta:printed-by>Richard Carl</meta:printed-by>
    <meta:print-date>2021-05-26T13:26:59.860633827</meta:print-date>
    <dc:date>2021-05-26T14:21:53.202067054</dc:date>
    <dc:creator>Richard Carl</dc:creator>
    <meta:editing-duration>PT47M1S</meta:editing-duration>
    <meta:editing-cycles>1</meta:editing-cycles>
    <meta:document-statistic meta:table-count="0" meta:image-count="0" meta:object-count="0" meta:page-count="2" meta:paragraph-count="81" meta:word-count="167" meta:character-count="1286" meta:non-whitespace-character-count="1043"/>
    <meta:generator>LibreOffice/7.1.3.2$Linux_X86_64 LibreOffice_project/10$Build-2</meta:generator>
  </office:meta>
</office:document-meta>
</file>